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XmlMergeTask.setSrcFile( File the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XmlMergeTask.setEncoding( String th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XmlMergeTask.setIndent( boolean is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XmlMergeTask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WebXmlMergeTask.addConfiguredXMLCatalog( XMLCatalog theXmlCata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XmlMergeTask.setMergeFile( File the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XmlMergeTask.setForce( boolean is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XmlMergeTask.setDestFile( File the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